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6.1327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7854in"/>
    </style:style>
    <style:style style:name="co12" style:family="table-column">
      <style:table-column-properties fo:break-before="auto" style:column-width="6.068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7"/>
        <table:table-row table:style-name="ro1">
          <table:table-cell table:style-name="ce1" office:value-type="string" calcext:value-type="string">
            <text:p>Item Numbe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Pack Qty</text:p>
          </table:table-cell>
          <table:table-cell table:style-name="ce3" office:value-type="string" calcext:value-type="string">
            <text:p>Supplier</text:p>
          </table:table-cell>
          <table:table-cell table:style-name="ce1" office:value-type="string" calcext:value-type="string">
            <text:p>Supplier P/N</text:p>
          </table:table-cell>
          <table:table-cell table:style-name="ce3" office:value-type="string" calcext:value-type="string">
            <text:p>Link</text:p>
          </table:table-cell>
          <table:table-cell table:style-name="ce4" office:value-type="string" calcext:value-type="string">
            <text:p>Cost/pack-qty</text:p>
          </table:table-cell>
          <table:table-cell table:style-name="ce4" office:value-type="string" calcext:value-type="string">
            <text:p>Total Cos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Extrusion</text:p>
          </table:table-cell>
          <table:table-cell office:value-type="string" calcext:value-type="string">
            <text:p>T-slot Extrusion, Aluminum, 20mm x 20mm, 3ft Length</text:p>
          </table:table-cell>
          <table:table-cell office:value-type="string" calcext:value-type="string">
            <text:p>Var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5537T502</text:p>
          </table:table-cell>
          <table:table-cell office:value-type="string" calcext:value-type="string">
            <text:p>https://www.mcmaster.com/5537T101-5537T502/</text:p>
          </table:table-cell>
          <table:table-cell office:value-type="currency" office:currency="USD" office:value="13.1" calcext:value-type="currency">
            <text:p>$13.10</text:p>
          </table:table-cell>
          <table:table-cell table:formula="of:=[.J2]*[.E2]" office:value-type="currency" office:currency="USD" office:value="13.1" calcext:value-type="currency">
            <text:p>$13.10</text:p>
          </table:table-cell>
          <table:table-cell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Extrusion</text:p>
          </table:table-cell>
          <table:table-cell office:value-type="string" calcext:value-type="string">
            <text:p>T-slot Extrusion, Aluminum, 15mm x 15mm, 200mm Length</text:p>
          </table:table-cell>
          <table:table-cell office:value-type="string" calcext:value-type="string">
            <text:p>Vari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rBeam</text:p>
          </table:table-cell>
          <table:table-cell office:value-type="float" office:value="103408" calcext:value-type="float">
            <text:p>103408</text:p>
          </table:table-cell>
          <table:table-cell office:value-type="string" calcext:value-type="string">
            <text:p>https://www.makerbeam.com/200mm-4p-clear-makerbeamxl-15mmx15mm.html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[.J3]*[.E3]" office:value-type="currency" office:currency="USD" office:value="12" calcext:value-type="currency">
            <text:p>$12.00</text:p>
          </table:table-cell>
          <table:table-cell/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Ball Bearing, 608, 22 x 7, 8mm shaft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5972K501</text:p>
          </table:table-cell>
          <table:table-cell office:value-type="string" calcext:value-type="string">
            <text:p>***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J4]*[.E4]" office:value-type="currency" office:currency="USD" office:value="0.75" calcext:value-type="currency">
            <text:p>$0.75</text:p>
          </table:table-cell>
          <table:table-cell office:value-type="string" calcext:value-type="string">
            <text:p>Can be had for far cheaper from Amazon, Aliexpress, etc, search for “Bearing 608”</text:p>
          </table:table-cell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Ball Bearing, Ultra-Thin, 52 x 7, 40mm shaft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6656K132</text:p>
          </table:table-cell>
          <table:table-cell office:value-type="string" calcext:value-type="string">
            <text:p>https://www.mcmaster.com/6656K132/</text:p>
          </table:table-cell>
          <table:table-cell office:value-type="currency" office:currency="USD" office:value="25.71" calcext:value-type="currency">
            <text:p>$25.71</text:p>
          </table:table-cell>
          <table:table-cell table:formula="of:=[.J5]*[.E5]" office:value-type="currency" office:currency="USD" office:value="51.42" calcext:value-type="currency">
            <text:p>$51.42</text:p>
          </table:table-cell>
          <table:table-cell office:value-type="string" calcext:value-type="string">
            <text:p>Need to find a cheaper supplier, shielded might be better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Slip Ring</text:p>
          </table:table-cell>
          <table:table-cell office:value-type="string" calcext:value-type="string">
            <text:p>Slip Ring, 2-wire, at least 10A, 44mm flange, 26mm body length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idacen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<text:a xlink:href="https://www.amazon.com/dp/B07PWVFKMM" xlink:type="simple">https://www.amazon.com/dp/B07PWVFKMM</text:a></text:p>
          </table:table-cell>
          <table:table-cell office:value-type="currency" office:currency="USD" office:value="17" calcext:value-type="currency">
            <text:p>$17.00</text:p>
          </table:table-cell>
          <table:table-cell table:formula="of:=[.J6]*[.E6]" office:value-type="currency" office:currency="USD" office:value="17" calcext:value-type="currency">
            <text:p>$17.00</text:p>
          </table:table-cell>
          <table:table-cell office:value-type="string" calcext:value-type="string">
            <text:p>P/N unknown, reference description if link is dead</text:p>
          </table:table-cell>
        </table:table-row>
        <table:table-row table:style-name="ro1">
          <table:table-cell table:number-columns-repeated="10"/>
          <table:table-cell table:formula="of:=[.J7]*[.E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10"/>
          <table:table-cell table:formula="of:=[.J8]*[.E8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10"/>
          <table:table-cell table:formula="of:=[.J9]*[.E9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10"/>
          <table:table-cell table:formula="of:=[.J10]*[.E10]" office:value-type="currency" office:currency="USD" office:value="0" calcext:value-type="currency">
            <text:p>$0.00</text:p>
          </table:table-cell>
          <table:table-cell/>
        </table:table-row>
        <table:table-row table:style-name="ro1" table:number-rows-repeated="104856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23:50:08.065000000</meta:creation-date>
    <dc:date>2022-11-18T00:34:42.206000000</dc:date>
    <meta:editing-duration>PT44M33S</meta:editing-duration>
    <meta:editing-cycles>4</meta:editing-cycles>
    <meta:generator>LibreOffice/7.4.0.3$Windows_X86_64 LibreOffice_project/f85e47c08ddd19c015c0114a68350214f7066f5a</meta:generator>
    <meta:document-statistic meta:table-count="1" meta:cell-count="74" meta:object-count="0"/>
  </office:meta>
</office:document-meta>
</file>